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2.81cm"/>
    </style:style>
    <style:style style:name="ro1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  <style:style style:name="ce3" style:family="table-cell" style:parent-style-name="Default" style:data-style-name="N111"/>
  </office:automatic-styles>
  <office:body>
    <office:spreadsheet>
      <table:table table:name="Arkusz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Ah Cep</text:p>
          </table:table-cell>
          <table:table-cell office:value-type="string">
            <text:p>dP/P</text:p>
          </table:table-cell>
          <table:table-cell/>
          <table:table-cell table:style-name="Default"/>
          <table:table-cell table:style-name="ce3"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P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DP</text:p>
          </table:table-cell>
          <table:table-cell table:style-name="Default"/>
          <table:table-cell table:style-name="ce1" office:value-type="float" office:value="15.8">
            <text:p>1,58E+001</text:p>
          </table:table-cell>
          <table:table-cell table:style-name="ce1" office:value-type="float" office:value="13.7">
            <text:p>1,37E+001</text:p>
          </table:table-cell>
          <table:table-cell office:value-type="float" office:value="1.774738">
            <text:p>1,774738</text:p>
          </table:table-cell>
          <table:table-cell table:number-columns-repeated="2"/>
          <table:table-cell office:value-type="string">
            <text:p>AHcep</text:p>
          </table:table-cell>
          <table:table-cell table:style-name="ce1" office:value-type="float" office:value="15.8">
            <text:p>1,58E+001</text:p>
          </table:table-cell>
          <table:table-cell table:style-name="ce1" office:value-type="float" office:value="13.7">
            <text:p>1,37E+001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table:style-name="ce1" office:value-type="float" office:value="0.0000101445">
            <text:p>1,01E-005</text:p>
          </table:table-cell>
          <table:table-cell table:formula="of:=[.B3]-[.B4]" office:value-type="float" office:value="0.0000605537">
            <text:p>6,05537E-005</text:p>
          </table:table-cell>
          <table:table-cell table:style-name="Default" table:formula="of:=[.C3]/([.G$2])" office:value-type="float" office:value="0.0000341197968376177">
            <text:p>3,41197968376177E-005</text:p>
          </table:table-cell>
          <table:table-cell table:style-name="ce3" table:formula="of:=-2/([.E2]+[.F2])+3*([.F2]-[.E2])/([.E2]*([.F2]+[.E2]))+2*([.E2]+[.F2])/([.E2]*[.F2])" office:value-type="float" office:value="0.19125465698442">
            <text:p>1,91255E-01</text:p>
          </table:table-cell>
          <table:table-cell table:formula="of:=[.D3]/[.E$3]" office:value-type="float" office:value="0.000178399822391762">
            <text:p>0,0001783998</text:p>
          </table:table-cell>
          <table:table-cell office:value-type="string">
            <text:p>Ms</text:p>
          </table:table-cell>
          <table:table-cell table:number-columns-repeated="2"/>
          <table:table-cell office:value-type="string">
            <text:p>BOGem</text:p>
          </table:table-cell>
          <table:table-cell table:style-name="ce1" office:value-type="float" office:value="2.15">
            <text:p>2,15E+000</text:p>
          </table:table-cell>
          <table:table-cell table:style-name="ce1" office:value-type="float" office:value="0.36">
            <text:p>3,60E-001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table:style-name="ce1" office:value-type="float" office:value="-0.0000504092">
            <text:p>-5,04E-005</text:p>
          </table:table-cell>
          <table:table-cell table:formula="of:=[.B4]-[.B5]" office:value-type="float" office:value="-0.0000759621">
            <text:p>-7,59621E-005</text:p>
          </table:table-cell>
          <table:table-cell table:style-name="Default" table:formula="of:=[.C4]/([.G$2])" office:value-type="float" office:value="-0.0000428018670924948">
            <text:p>-4,28018670924948E-005</text:p>
          </table:table-cell>
          <table:table-cell table:style-name="ce3"/>
          <table:table-cell table:formula="of:=[.D4]/[.E$3]" office:value-type="float" office:value="-0.000223795162781221">
            <text:p>-0,0002237952</text:p>
          </table:table-cell>
          <table:table-cell table:number-columns-repeated="3"/>
          <table:table-cell office:value-type="string">
            <text:p>cftuc</text:p>
          </table:table-cell>
          <table:table-cell table:style-name="ce1" office:value-type="float" office:value="1.11">
            <text:p>1,11E+000</text:p>
          </table:table-cell>
          <table:table-cell table:style-name="ce1" office:value-type="float" office:value="1.63">
            <text:p>1,63E+000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table:style-name="ce1" office:value-type="float" office:value="0.0000255529">
            <text:p>2,56E-005</text:p>
          </table:table-cell>
          <table:table-cell table:formula="of:=[.B5]-[.B6]" office:value-type="float" office:value="0.0000428791">
            <text:p>4,28791E-005</text:p>
          </table:table-cell>
          <table:table-cell table:style-name="Default" table:formula="of:=[.C5]/([.G$2])" office:value-type="float" office:value="0.0000241608057076594">
            <text:p>2,41608057076594E-005</text:p>
          </table:table-cell>
          <table:table-cell table:style-name="ce3"/>
          <table:table-cell table:formula="of:=[.D5]/[.E$3]" office:value-type="float" office:value="0.00012632793411994">
            <text:p>0,0001263279</text:p>
          </table:table-cell>
          <table:table-cell table:number-columns-repeated="3"/>
          <table:table-cell office:value-type="string">
            <text:p>ccher</text:p>
          </table:table-cell>
          <table:table-cell table:style-name="ce1" office:value-type="float" office:value="2.4">
            <text:p>2,40E+000</text:p>
          </table:table-cell>
          <table:table-cell table:style-name="ce1" office:value-type="float" office:value="0.6">
            <text:p>6,00E-00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table:style-name="ce1" office:value-type="float" office:value="-0.0000173262">
            <text:p>-1,73E-005</text:p>
          </table:table-cell>
          <table:table-cell table:number-columns-repeated="7"/>
          <table:table-cell office:value-type="string">
            <text:p>ivcas</text:p>
          </table:table-cell>
          <table:table-cell table:style-name="ce1" office:value-type="float" office:value="1.98">
            <text:p>1,98E+000</text:p>
          </table:table-cell>
          <table:table-cell table:style-name="ce1" office:value-type="float" office:value="0.81">
            <text:p>8,10E-00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RWCap2</text:p>
          </table:table-cell>
          <table:table-cell table:style-name="ce1" office:value-type="float" office:value="0.92">
            <text:p>9,20E-001</text:p>
          </table:table-cell>
          <table:table-cell table:style-name="ce1" office:value-type="float" office:value="2.05">
            <text:p>2,05E+000</text:p>
          </table:table-cell>
          <table:table-cell/>
        </table:table-row>
        <table:table-row table:style-name="ro1">
          <table:table-cell office:value-type="string">
            <text:p>BO Gem</text:p>
          </table:table-cell>
          <table:table-cell table:number-columns-repeated="3"/>
          <table:table-cell table:formula="of:=[.K3]" office:value-type="float" office:value="2.15">
            <text:p>2,15E+000</text:p>
          </table:table-cell>
          <table:table-cell table:formula="of:=[.L3]" office:value-type="float" office:value="0.36">
            <text:p>3,60E-001</text:p>
          </table:table-cell>
          <table:table-cell office:value-type="float" office:value="4.068748">
            <text:p>4,068748</text:p>
          </table:table-cell>
          <table:table-cell table:number-columns-repeated="2"/>
          <table:table-cell office:value-type="string">
            <text:p>RWCap</text:p>
          </table:table-cell>
          <table:table-cell table:style-name="ce1" office:value-type="float" office:value="2.05">
            <text:p>2,05E+000</text:p>
          </table:table-cell>
          <table:table-cell table:style-name="ce1" office:value-type="float" office:value="0.92">
            <text:p>9,20E-001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table:style-name="ce1" office:value-type="float" office:value="0.0000336279">
            <text:p>3,36E-005</text:p>
          </table:table-cell>
          <table:table-cell table:formula="of:=[.B9]-[.B10]" office:value-type="float" office:value="0.0001130471">
            <text:p>0,0001130471</text:p>
          </table:table-cell>
          <table:table-cell table:style-name="Default" table:formula="of:=[.C9]/([.G$8])" office:value-type="float" office:value="0.0000277842471443304">
            <text:p>2,77842471443304E-005</text:p>
          </table:table-cell>
          <table:table-cell table:style-name="ce3" table:formula="of:=-2/([.E8]+[.F8])+3*([.F8]-[.E8])/([.E8]*([.F8]+[.E8]))+2*([.E8]+[.F8])/([.E8]*[.F8])" office:value-type="float" office:value="4.69388595488846">
            <text:p>4,69389E+00</text:p>
          </table:table-cell>
          <table:table-cell table:formula="of:=[.D9]/[.E$9]" office:value-type="float" office:value="0.00000591924205474026">
            <text:p>5,91924205474026E-006</text:p>
          </table:table-cell>
          <table:table-cell table:number-columns-repeated="3"/>
          <table:table-cell office:value-type="string">
            <text:p>RWper</text:p>
          </table:table-cell>
          <table:table-cell table:style-name="ce1" office:value-type="float" office:value="2.4">
            <text:p>2,40E+000</text:p>
          </table:table-cell>
          <table:table-cell table:style-name="ce1" office:value-type="float" office:value="0.38">
            <text:p>3,80E-001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table:style-name="ce1" office:value-type="float" office:value="-0.0000794192">
            <text:p>-7,94E-005</text:p>
          </table:table-cell>
          <table:table-cell table:formula="of:=[.B10]-[.B11]" office:value-type="float" office:value="-0.0002158872">
            <text:p>-0,0002158872</text:p>
          </table:table-cell>
          <table:table-cell table:style-name="Default" table:formula="of:=[.C10]/([.G$8])" office:value-type="float" office:value="-0.0000530598601830342">
            <text:p>-5,30598601830342E-005</text:p>
          </table:table-cell>
          <table:table-cell/>
          <table:table-cell table:formula="of:=[.D10]/[.E$9]" office:value-type="float" office:value="-0.0000113040369308025">
            <text:p>-0,000011304</text:p>
          </table:table-cell>
          <table:table-cell table:number-columns-repeated="3"/>
          <table:table-cell office:value-type="string">
            <text:p>RWTau</text:p>
          </table:table-cell>
          <table:table-cell table:style-name="ce1" office:value-type="float" office:value="3.25">
            <text:p>3,25E+000</text:p>
          </table:table-cell>
          <table:table-cell table:style-name="ce1" office:value-type="float" office:value="0.71">
            <text:p>7,10E-00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0.000136468">
            <text:p>0,000136468</text:p>
          </table:table-cell>
          <table:table-cell table:number-columns-repeated="7"/>
          <table:table-cell office:value-type="string">
            <text:p>RXGem</text:p>
          </table:table-cell>
          <table:table-cell table:style-name="ce1" office:value-type="float" office:value="2.4">
            <text:p>2,40E+000</text:p>
          </table:table-cell>
          <table:table-cell table:style-name="ce1" office:value-type="float" office:value="0.43">
            <text:p>4,30E-00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RZAur</text:p>
          </table:table-cell>
          <table:table-cell table:style-name="ce1" office:value-type="float" office:value="2">
            <text:p>2,00E+000</text:p>
          </table:table-cell>
          <table:table-cell table:style-name="ce1" office:value-type="float" office:value="0.59">
            <text:p>5,90E-001</text:p>
          </table:table-cell>
          <table:table-cell/>
        </table:table-row>
        <table:table-row table:style-name="ro1">
          <table:table-cell office:value-type="string">
            <text:p>CCHer</text:p>
          </table:table-cell>
          <table:table-cell table:number-columns-repeated="3"/>
          <table:table-cell table:formula="of:=[.K5]" office:value-type="float" office:value="2.4">
            <text:p>2,40E+000</text:p>
          </table:table-cell>
          <table:table-cell table:formula="of:=[.L5]" office:value-type="float" office:value="0.6">
            <text:p>6,00E-001</text:p>
          </table:table-cell>
          <table:table-cell office:value-type="float" office:value="1.734016">
            <text:p>1,734016</text:p>
          </table:table-cell>
          <table:table-cell table:number-columns-repeated="2"/>
          <table:table-cell office:value-type="string">
            <text:p>SWcyg</text:p>
          </table:table-cell>
          <table:table-cell table:style-name="ce1" office:value-type="float" office:value="2.5">
            <text:p>2,50E+000</text:p>
          </table:table-cell>
          <table:table-cell table:style-name="ce1" office:value-type="float" office:value="0.5">
            <text:p>5,00E-001</text:p>
          </table:table-cell>
          <table:table-cell/>
        </table:table-row>
        <table:table-row table:style-name="ro1">
          <table:table-cell table:formula="of:=[.A9]" office:value-type="string" office:string-value="h">
            <text:p>h</text:p>
          </table:table-cell>
          <table:table-cell table:style-name="ce1" office:value-type="float" office:value="0.0000199509">
            <text:p>2,00E-005</text:p>
          </table:table-cell>
          <table:table-cell table:formula="of:=[.B14]-[.B15]" office:value-type="float" office:value="0.0000416171">
            <text:p>4,16171E-005</text:p>
          </table:table-cell>
          <table:table-cell table:style-name="Default" table:formula="of:=[.C14]/([.G$13])" office:value-type="float" office:value="0.0000240004129142984">
            <text:p>2,40004129142984E-005</text:p>
          </table:table-cell>
          <table:table-cell table:style-name="ce3" table:formula="of:=-2/([.E13]+[.F13])+3*([.F13]-[.E13])/([.E13]*([.F13]+[.E13]))+2*([.E13]+[.F13])/([.E13]*[.F13])" office:value-type="float" office:value="2.75">
            <text:p>2,75000E+00</text:p>
          </table:table-cell>
          <table:table-cell table:formula="of:=[.D14]/[.E$14]" office:value-type="float" office:value="0.00000872742287792668">
            <text:p>8,72742287792668E-006</text:p>
          </table:table-cell>
          <table:table-cell table:number-columns-repeated="3"/>
          <table:table-cell office:value-type="string">
            <text:p>SWOph</text:p>
          </table:table-cell>
          <table:table-cell table:style-name="ce1" office:value-type="float" office:value="2.4">
            <text:p>2,40E+000</text:p>
          </table:table-cell>
          <table:table-cell table:style-name="ce1" office:value-type="float" office:value="0.6">
            <text:p>6,00E-001</text:p>
          </table:table-cell>
          <table:table-cell/>
        </table:table-row>
        <table:table-row table:style-name="ro1">
          <table:table-cell table:formula="of:=[.A10]" office:value-type="string" office:string-value="g">
            <text:p>g</text:p>
          </table:table-cell>
          <table:table-cell table:style-name="ce1" office:value-type="float" office:value="-0.0000216662">
            <text:p>-2,17E-005</text:p>
          </table:table-cell>
          <table:table-cell table:formula="of:=[.B15]-[.B16]" office:value-type="float" office:value="-0.0000388478">
            <text:p>-3,88478E-005</text:p>
          </table:table-cell>
          <table:table-cell table:style-name="Default" table:formula="of:=[.C15]/([.G$13])" office:value-type="float" office:value="-0.0000224033688270466">
            <text:p>-2,24033688270466E-005</text:p>
          </table:table-cell>
          <table:table-cell/>
          <table:table-cell table:formula="of:=[.D15]/[.E$14]" office:value-type="float" office:value="-0.00000814667957347149">
            <text:p>-8,14667957347149E-006</text:p>
          </table:table-cell>
          <table:table-cell table:number-columns-repeated="3"/>
          <table:table-cell office:value-type="string">
            <text:p>SZCam2</text:p>
          </table:table-cell>
          <table:table-cell table:style-name="ce1" office:value-type="float" office:value="16.6">
            <text:p>1,66E+001</text:p>
          </table:table-cell>
          <table:table-cell table:style-name="ce1" office:value-type="float" office:value="4.2">
            <text:p>4,20E+000</text:p>
          </table:table-cell>
          <table:table-cell/>
        </table:table-row>
        <table:table-row table:style-name="ro1">
          <table:table-cell table:formula="of:=[.A11]" office:value-type="string" office:string-value="f">
            <text:p>f</text:p>
          </table:table-cell>
          <table:table-cell table:style-name="ce1" office:value-type="float" office:value="0.0000171816">
            <text:p>1,72E-005</text:p>
          </table:table-cell>
          <table:table-cell table:number-columns-repeated="7"/>
          <table:table-cell office:value-type="string">
            <text:p>szcam</text:p>
          </table:table-cell>
          <table:table-cell table:style-name="ce1" office:value-type="float" office:value="16.6">
            <text:p>1,66E+001</text:p>
          </table:table-cell>
          <table:table-cell table:style-name="ce1" office:value-type="float" office:value="4.2">
            <text:p>4,20E+0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TLMi</text:p>
          </table:table-cell>
          <table:table-cell table:style-name="ce1" office:value-type="float" office:value="2.05">
            <text:p>2,05E+000</text:p>
          </table:table-cell>
          <table:table-cell table:style-name="ce1" office:value-type="float" office:value="0.33">
            <text:p>3,30E-001</text:p>
          </table:table-cell>
          <table:table-cell/>
        </table:table-row>
        <table:table-row table:style-name="ro1">
          <table:table-cell office:value-type="string">
            <text:p>CF Tuc</text:p>
          </table:table-cell>
          <table:table-cell table:number-columns-repeated="3"/>
          <table:table-cell table:formula="of:=[.K4]" office:value-type="float" office:value="1.11">
            <text:p>1,11E+000</text:p>
          </table:table-cell>
          <table:table-cell table:formula="of:=[.L4]" office:value-type="float" office:value="1.63">
            <text:p>1,63E+000</text:p>
          </table:table-cell>
          <table:table-cell office:value-type="float" office:value="2.797728">
            <text:p>2,797728</text:p>
          </table:table-cell>
          <table:table-cell table:number-columns-repeated="2"/>
          <table:table-cell office:value-type="string">
            <text:p>TTAnd</text:p>
          </table:table-cell>
          <table:table-cell table:style-name="ce1" office:value-type="float" office:value="2.15">
            <text:p>2,15E+000</text:p>
          </table:table-cell>
          <table:table-cell table:style-name="ce1" office:value-type="float" office:value="0.62">
            <text:p>6,20E-001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table:style-name="ce1" office:value-type="float" office:value="-0.0000459559">
            <text:p>-4,60E-005</text:p>
          </table:table-cell>
          <table:table-cell table:formula="of:=[.B19]-[.B20]" office:value-type="float" office:value="-0.0001236887">
            <text:p>-0,0001236887</text:p>
          </table:table-cell>
          <table:table-cell table:style-name="Default" table:formula="of:=[.C19]/([.G$18])" office:value-type="float" office:value="-0.0000442104093035492">
            <text:p>-4,42104093035492E-005</text:p>
          </table:table-cell>
          <table:table-cell table:style-name="ce3" table:formula="of:=-2/([.E18]+[.F18])+3*([.F18]-[.E18])/([.E18]*([.F18]+[.E18]))+2*([.E18]+[.F18])/([.E18]*[.F18])" office:value-type="float" office:value="2.8117903403381">
            <text:p>2,81179E+00</text:p>
          </table:table-cell>
          <table:table-cell table:formula="of:=[.D19]/[.E$19]" office:value-type="float" office:value="-0.000015723223979151">
            <text:p>-1,5723223979151E-005</text:p>
          </table:table-cell>
          <table:table-cell table:number-columns-repeated="3"/>
          <table:table-cell office:value-type="string">
            <text:p>TTAnd</text:p>
          </table:table-cell>
          <table:table-cell table:style-name="ce1" office:value-type="float" office:value="2.15">
            <text:p>2,15E+000</text:p>
          </table:table-cell>
          <table:table-cell table:style-name="ce1" office:value-type="float" office:value="0.62">
            <text:p>6,20E-001</text:p>
          </table:table-cell>
          <table:table-cell/>
        </table:table-row>
        <table:table-row table:style-name="ro1">
          <table:table-cell office:value-type="string">
            <text:p>h</text:p>
          </table:table-cell>
          <table:table-cell table:style-name="ce1" office:value-type="float" office:value="0.0000777328">
            <text:p>7,77E-005</text:p>
          </table:table-cell>
          <table:table-cell table:formula="of:=[.B20]-[.B21]" office:value-type="float" office:value="0.0001290507">
            <text:p>0,0001290507</text:p>
          </table:table-cell>
          <table:table-cell table:style-name="Default" table:formula="of:=[.C20]/([.G$18])" office:value-type="float" office:value="0.0000461269644511547">
            <text:p>0,000046127</text:p>
          </table:table-cell>
          <table:table-cell/>
          <table:table-cell table:formula="of:=[.D20]/[.E$19]" office:value-type="float" office:value="0.0000164048377965507">
            <text:p>1,64048377965507E-005</text:p>
          </table:table-cell>
          <table:table-cell table:number-columns-repeated="3"/>
          <table:table-cell office:value-type="string">
            <text:p>TUHer</text:p>
          </table:table-cell>
          <table:table-cell table:style-name="ce1" office:value-type="float" office:value="1.27">
            <text:p>1,27E+000</text:p>
          </table:table-cell>
          <table:table-cell table:style-name="ce1" office:value-type="float" office:value="0.51">
            <text:p>5,10E-001</text:p>
          </table:table-cell>
          <table:table-cell/>
        </table:table-row>
        <table:table-row table:style-name="ro1">
          <table:table-cell office:value-type="string">
            <text:p>g</text:p>
          </table:table-cell>
          <table:table-cell table:style-name="ce1" office:value-type="float" office:value="-0.0000513179">
            <text:p>-5,13E-005</text:p>
          </table:table-cell>
          <table:table-cell table:formula="of:=[.B21]-[.B22]" office:value-type="float" office:value="-0.0002212579">
            <text:p>-0,0002212579</text:p>
          </table:table-cell>
          <table:table-cell table:style-name="Default" table:formula="of:=[.C21]/([.G$18])" office:value-type="float" office:value="-0.0000790848502785117">
            <text:p>-7,90848502785117E-005</text:p>
          </table:table-cell>
          <table:table-cell/>
          <table:table-cell table:formula="of:=[.D21]/[.E$19]" office:value-type="float" office:value="-0.0000281261547647974">
            <text:p>-2,81261547647974E-005</text:p>
          </table:table-cell>
          <table:table-cell table:number-columns-repeated="3"/>
          <table:table-cell office:value-type="string">
            <text:p>TWLac</text:p>
          </table:table-cell>
          <table:table-cell table:style-name="ce1" office:value-type="float" office:value="2.15">
            <text:p>2,15E+000</text:p>
          </table:table-cell>
          <table:table-cell table:style-name="ce1" office:value-type="float" office:value="0.56">
            <text:p>5,60E-001</text:p>
          </table:table-cell>
          <table:table-cell/>
        </table:table-row>
        <table:table-row table:style-name="ro1">
          <table:table-cell office:value-type="string">
            <text:p>f</text:p>
          </table:table-cell>
          <table:table-cell office:value-type="float" office:value="0.00016994">
            <text:p>0,00016994</text:p>
          </table:table-cell>
          <table:table-cell table:number-columns-repeated="7"/>
          <table:table-cell office:value-type="string">
            <text:p>txari</text:p>
          </table:table-cell>
          <table:table-cell table:number-columns-repeated="2" table:style-name="ce1" office:value-type="float" office:value="1">
            <text:p>1,00E+0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typeg</text:p>
          </table:table-cell>
          <table:table-cell table:style-name="ce1" office:value-type="float" office:value="2.15">
            <text:p>2,15E+000</text:p>
          </table:table-cell>
          <table:table-cell table:style-name="ce1" office:value-type="float" office:value="0.3">
            <text:p>3,00E-00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tzeri</text:p>
          </table:table-cell>
          <table:table-cell table:style-name="ce1" office:value-type="float" office:value="1.97">
            <text:p>1,97E+000</text:p>
          </table:table-cell>
          <table:table-cell table:style-name="ce1" office:value-type="float" office:value="0.37">
            <text:p>3,70E-00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ucep</text:p>
          </table:table-cell>
          <table:table-cell table:style-name="ce1" office:value-type="float" office:value="2.15">
            <text:p>2,15E+000</text:p>
          </table:table-cell>
          <table:table-cell table:style-name="ce1" office:value-type="float" office:value="4.3">
            <text:p>4,30E+0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ucep</text:p>
          </table:table-cell>
          <table:table-cell table:style-name="ce1" office:value-type="float" office:value="4.3">
            <text:p>4,30E+000</text:p>
          </table:table-cell>
          <table:table-cell table:style-name="ce1" office:value-type="float" office:value="2.15">
            <text:p>2,15E+0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442cas</text:p>
          </table:table-cell>
          <table:table-cell table:style-name="ce1" office:value-type="float" office:value="1.75">
            <text:p>1,75E+000</text:p>
          </table:table-cell>
          <table:table-cell table:style-name="ce1" office:value-type="float" office:value="0.32">
            <text:p>3,20E-00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602aql2</text:p>
          </table:table-cell>
          <table:table-cell table:style-name="ce1" office:value-type="float" office:value="1.85">
            <text:p>1,85E+000</text:p>
          </table:table-cell>
          <table:table-cell table:style-name="ce1" office:value-type="float" office:value="2.15">
            <text:p>2,15E+0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602aql</text:p>
          </table:table-cell>
          <table:table-cell table:style-name="ce1" office:value-type="float" office:value="2.15">
            <text:p>2,15E+000</text:p>
          </table:table-cell>
          <table:table-cell table:style-name="ce1" office:value-type="float" office:value="1.85">
            <text:p>1,85E+0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v913oph</text:p>
          </table:table-cell>
          <table:table-cell table:number-columns-repeated="2" table:style-name="ce1" office:value-type="float" office:value="1">
            <text:p>1,00E+0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xyleo</text:p>
          </table:table-cell>
          <table:table-cell table:style-name="ce1" office:value-type="float" office:value="0.82">
            <text:p>8,20E-001</text:p>
          </table:table-cell>
          <table:table-cell table:style-name="ce1" office:value-type="float" office:value="0.5">
            <text:p>5,00E-00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ycam</text:p>
          </table:table-cell>
          <table:table-cell table:style-name="ce1" office:value-type="float" office:value="1.7">
            <text:p>1,70E+000</text:p>
          </table:table-cell>
          <table:table-cell table:style-name="ce1" office:value-type="float" office:value="0.41">
            <text:p>4,10E-00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yleo</text:p>
          </table:table-cell>
          <table:table-cell table:style-name="ce1" office:value-type="float" office:value="2.29">
            <text:p>2,29E+000</text:p>
          </table:table-cell>
          <table:table-cell table:style-name="ce1" office:value-type="float" office:value="0.74">
            <text:p>7,40E-00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ypsc</text:p>
          </table:table-cell>
          <table:table-cell table:style-name="ce1" office:value-type="float" office:value="0.7">
            <text:p>7,00E-001</text:p>
          </table:table-cell>
          <table:table-cell table:style-name="ce1" office:value-type="float" office:value="2.8">
            <text:p>2,80E+00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ypsc</text:p>
          </table:table-cell>
          <table:table-cell table:style-name="ce1" office:value-type="float" office:value="2.8">
            <text:p>2,80E+000</text:p>
          </table:table-cell>
          <table:table-cell table:style-name="ce1" office:value-type="float" office:value="0.7">
            <text:p>7,00E-001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yzaql</text:p>
          </table:table-cell>
          <table:table-cell table:style-name="ce1" office:value-type="float" office:value="2.05">
            <text:p>2,05E+000</text:p>
          </table:table-cell>
          <table:table-cell table:style-name="ce1" office:value-type="float" office:value="0.6">
            <text:p>6,00E-001</text:p>
          </table:table-cell>
          <table:table-cell/>
        </table:table-row>
        <table:table-row table:style-name="ro1">
          <table:table-cell/>
          <table:table-cell office:value-type="float" office:value="-0.0834">
            <text:p>-0,0834</text:p>
          </table:table-cell>
          <table:table-cell office:value-type="float" office:value="-2.01">
            <text:p>-2,01</text:p>
          </table:table-cell>
          <table:table-cell table:formula="of:=[.C37]-[.C38]" office:value-type="float" office:value="-6">
            <text:p>-6,00000E+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06">
            <text:p>-0,006</text:p>
          </table:table-cell>
          <table:table-cell table:style-name="ce2" office:value-type="float" office:value="3.99">
            <text:p>3,99</text:p>
          </table:table-cell>
          <table:table-cell table:formula="of:=[.C38]-[.C39]" office:value-type="float" office:value="60.31">
            <text:p>6,03100E+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003">
            <text:p>0,0003</text:p>
          </table:table-cell>
          <table:table-cell office:value-type="float" office:value="-56.32">
            <text:p>-56,32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UX eri z LI Zhang 2006</text:p>
          </table:table-cell>
          <table:table-cell office:value-type="float" office:value="1.43">
            <text:p>1,43</text:p>
          </table:table-cell>
          <table:table-cell office:value-type="float" office:value="0.53">
            <text:p>0,53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" table:formula="of:=-2/([.E41]+[.F41])+3*([.F41]-[.E41])/([.E41]*([.F41]+[.E41]))+2*([.E41]+[.F41])/([.E41]*[.F41])" office:value-type="float" office:value="3.18845574910265">
            <text:p>3,18846E+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0.4452882725">
            <text:p>4,45288E-01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-0.00000445">
            <text:p>-4,45E-006</text:p>
          </table:table-cell>
          <table:table-cell table:formula="of:=[.B45]-[.B46]" office:value-type="float" office:value="-0.00000587">
            <text:p>-0,00000587</text:p>
          </table:table-cell>
          <table:table-cell table:formula="of:=[.C45]/[.D$44]" office:value-type="float" office:value="-0.0000131824715864261">
            <text:p>-1,31825E-05</text:p>
          </table:table-cell>
          <table:table-cell table:formula="of:=[.D45]/[.E42]" office:value-type="float" office:value="-0.00000413443767884692">
            <text:p>-4,13443767884692E-00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0.00000142">
            <text:p>1,42E-006</text:p>
          </table:table-cell>
          <table:table-cell table:formula="of:=[.B46]-[.B47]" office:value-type="float" office:value="0.00000357">
            <text:p>0,00000357</text:p>
          </table:table-cell>
          <table:table-cell table:formula="of:=[.C46]/[.D$44]" office:value-type="float" office:value="0.00000801727829021143">
            <text:p>8,01728E-06</text:p>
          </table:table-cell>
          <table:table-cell table:formula="of:=[.D46]/[.E42]" office:value-type="float" office:value="0.00000251447061558492">
            <text:p>2,51447061558492E-00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-0.00000215">
            <text:p>-2,15E-006</text:p>
          </table:table-cell>
          <table:table-cell table:formula="of:=[.B47]-[.B48]" office:value-type="float" office:value="-0.00000373">
            <text:p>-0,00000373</text:p>
          </table:table-cell>
          <table:table-cell table:formula="of:=[.C47]/[.D$44]" office:value-type="float" office:value="-0.00000837659608473071">
            <text:p>-8,37660E-06</text:p>
          </table:table-cell>
          <table:table-cell table:formula="of:=[.D47]/[.E42]" office:value-type="float" office:value="-0.0000026271639765075">
            <text:p>-2,6271639765075E-006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0.00000158">
            <text:p>1,58E-00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Pringle</text:p>
          </table:table-cell>
          <table:table-cell office:value-type="string">
            <text:p>DP/P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float" office:value="0.0000000000457">
            <text:p>4,57E-011</text:p>
          </table:table-cell>
          <table:table-cell table:formula="of:=1/(3*([.E41]/[.F41]-1))" office:value-type="float" office:value="0.196296296296296">
            <text:p>0,1962962963</text:p>
          </table:table-cell>
          <table:table-cell table:formula="of:=[.E51]*[.F51]" office:value-type="float" office:value="0.00000000000897074074074074">
            <text:p>8,97074074074074E-012</text:p>
          </table:table-cell>
          <table:table-cell table:number-columns-repeated="5"/>
          <table:table-cell table:formula="of:=[.L52]*60000/5.8" office:value-type="float" office:value="35689.6551724138">
            <text:p>35689,6551724138</text:p>
          </table:table-cell>
        </table:table-row>
        <table:table-row table:style-name="ro1">
          <table:table-cell table:number-columns-repeated="3"/>
          <table:table-cell office:value-type="string">
            <text:p>tauP</text:p>
          </table:table-cell>
          <table:table-cell table:formula="of:=([.D44])^2/(2*[.E51])/365.256" office:value-type="float" office:value="5939350.56879846">
            <text:p>5939350,56879846</text:p>
          </table:table-cell>
          <table:table-cell table:formula="of:=[.E52]*[.F51]" office:value-type="float" office:value="1165872.51906044">
            <text:p>1165872,51906044</text:p>
          </table:table-cell>
          <table:table-cell table:number-columns-repeated="3"/>
          <table:table-cell office:value-type="float" office:value="6.2">
            <text:p>6,2</text:p>
          </table:table-cell>
          <table:table-cell office:value-type="float" office:value="2.75">
            <text:p>2,75</text:p>
          </table:table-cell>
          <table:table-cell table:formula="of:=[.J52]-[.K52]" office:value-type="float" office:value="3.45">
            <text:p>3,45</text:p>
          </table:table-cell>
          <table:table-cell table:formula="of:=[.L53]*0.1/2.4" office:value-type="float" office:value="0.104166666666667">
            <text:p>0,1041666667</text:p>
          </table:table-cell>
        </table:table-row>
        <table:table-row table:style-name="ro1">
          <table:table-cell table:number-columns-repeated="4"/>
          <table:table-cell table:formula="of:=[.E41]*[.F41]/(3*[.E52]*([.E41]-[.F41]))" office:value-type="float" office:value="0.0000000472616829823687">
            <text:p>4,72616829823687E-008</text:p>
          </table:table-cell>
          <table:table-cell table:number-columns-repeated="4"/>
          <table:table-cell office:value-type="float" office:value="4.1">
            <text:p>4,1</text:p>
          </table:table-cell>
          <table:table-cell office:value-type="float" office:value="1.6">
            <text:p>1,6</text:p>
          </table:table-cell>
          <table:table-cell table:formula="of:=[.J53]-[.K53]" office:value-type="float" office:value="2.5">
            <text:p>2,5</text:p>
          </table:table-cell>
          <table:table-cell table:formula="of:=[.M52]/[.M51]" office:value-type="float" office:value="0.00000291867954911433">
            <text:p>2,91867954911433E-00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table:style-name="ce1" office:value-type="float" office:value="0.0000000472">
            <text:p>4,72E-008</text:p>
          </table:table-cell>
          <table:table-cell table:formula="of:=[.E56]/[.F51]" office:value-type="float" office:value="0.000000240452830188679">
            <text:p>2,40452830188679E-007</text:p>
          </table:table-cell>
          <table:table-cell table:number-columns-repeated="7"/>
        </table:table-row>
        <table:table-row table:style-name="ro1" table:number-rows-repeated="104851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scientific-number number:decimal-places="5" number:min-integer-digits="1" number:min-exponent-digits="2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6.12.2013</text:date>, <text:time>19:47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jabłeka</meta:initial-creator>
    <meta:creation-date>2013-12-06T15:32:29</meta:creation-date>
    <dc:date>2013-12-06T19:47:48</dc:date>
    <dc:creator>damian jabłeka</dc:creator>
    <meta:editing-duration>PT34M39S</meta:editing-duration>
    <meta:editing-cycles>3</meta:editing-cycles>
    <meta:generator>LibreOffice/3.4$Unix LibreOffice_project/340m1$Build-502</meta:generator>
    <meta:document-statistic meta:table-count="3" meta:cell-count="237" meta:object-count="0"/>
  </office:meta>
</office:document-meta>
</file>